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8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93939" style:text-line-through-type="none" style:text-line-through-style="none" style:text-line-through-width="auto" style:text-line-through-color="font-color" style:text-position="0% 100%" fo:font-family="Berlin Sans FB" style:font-family-complex="frank ruhl libre" style:font-family-generic="swiss" style:font-pitch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 style:parent-style-name="Graphics">
      <style:graphic-properties draw:fill="none" fo:clip="rect(0.62893in, -0.63856in, -0.62893in, 0.63856in)" draw:stroke="none" draw:shadow="visible" draw:shadow-offset-x="0.05471in" draw:shadow-offset-y="0.00965in" draw:shadow-color="#000000" draw:shadow-opacity="43.137%"/>
    </style:style>
    <style:style style:family="drawing-page" style:name="a381">
      <style:drawing-page-properties draw:fill="bitmap" draw:fill-image-name="a38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Algerian" style:font-family-asian="GulimChe" style:font-family-complex="Aldhabi" style:font-family-generic="decorative" style:font-family-generic-asian="modern" style:font-pitch="variable" style:font-pitch-asian="fixed" style:font-pitch-complex="variable" fo:font-size="1.59722in" style:font-size-asian="1.59722in" style:font-size-complex="1.5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Algerian" style:font-family-asian="GulimChe" style:font-family-complex="Aldhabi" style:font-family-generic="decorative" style:font-family-generic-asian="modern" style:font-pitch="variable" style:font-pitch-asian="fixed" style:font-pitch-complex="variable" fo:font-size="1.09722in" style:font-size-asian="1.09722in" style:font-size-complex="1.09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solid" svg:stroke-width="0.01042in" svg:stroke-color="#6f381c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643c2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2cc" style:text-line-through-type="none" style:text-line-through-style="none" style:text-line-through-width="auto" style:text-line-through-color="font-color" style:text-position="0% 100%" fo:font-family="Berlin Sans FB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1" draw:master-page-name="Master1-Layout1-title-Diapositiva-titolo" presentation:presentation-page-layout-name="Master1-PPL1" draw:id="Slide-256">
        <draw:frame draw:id="id63" presentation:style-name="a385" draw:name="Titolo 1" svg:x="1.66667in" svg:y="1.32813in" svg:width="10in" svg:height="1.35542in" presentation:class="title" presentation:placeholder="false">
          <draw:text-box>
            <text:p text:style-name="a384" text:class-names="" text:cond-style-name=""><text:span text:style-name="a382" text:class-names="">Scacchi</text:span><text:span text:style-name="a383" text:class-names=""/></text:p>
          </draw:text-box>
          <svg:title/>
          <svg:desc/>
        </draw:frame>
        <draw:frame draw:id="id64" presentation:style-name="a389" draw:name="Sottotitolo 4" svg:x="1.66667in" svg:y="2.58382in" svg:width="10in" svg:height="0.57975in" presentation:class="subtitle" presentation:placeholder="false">
          <draw:text-box>
            <text:p text:style-name="a388" text:class-names="" text:cond-style-name=""><text:span text:style-name="a386" text:class-names="">Analisi dati lichess</text:span><text:span text:style-name="a387" text:class-names=""/></text:p>
          </draw:text-box>
          <svg:title/>
          <svg:desc/>
        </draw:frame>
        <draw:frame draw:id="id65" draw:style-name="a400" draw:name="CasellaDiTesto 5" svg:x="0.39241in" svg:y="6.36709in" svg:width="3.58228in" svg:height="1.00977in">
          <draw:text-box>
            <text:p text:style-name="a391" text:class-names="" text:cond-style-name=""><text:span text:style-name="a390" text:class-names="">Buondonno Daniele<text:s text:c="1"/></text:span></text:p>
            <text:p text:style-name="a393" text:class-names="" text:cond-style-name=""><text:span text:style-name="a392" text:class-names="">Calo Emanuele</text:span></text:p>
            <text:p text:style-name="a399" text:class-names="" text:cond-style-name=""><text:span text:style-name="a394" text:class-names="">Gueye</text:span><text:span text:style-name="a395" text:class-names=""><text:s text:c="1"/></text:span><text:span text:style-name="a396" text:class-names="">Jibri</text:span><text:span text:style-name="a397" text:class-names="">l</text:span><text:span text:style-name="a398" text:class-names=""/></text:p>
          </draw:text-box>
          <svg:title/>
          <svg:desc/>
        </draw:frame>
      </draw:page>
      <draw:page draw:name="Slide3" draw:style-name="a402" draw:master-page-name="Master1-Layout7-blank-Vuota" presentation:presentation-page-layout-name="Master1-PPL7" draw:id="Slide-258">
        <draw:frame draw:id="id66" draw:style-name="a406" draw:name="CasellaDiTesto 1" svg:x="0.99156in" svg:y="0.41857in" svg:width="11.1751in" svg:height="0.90879in">
          <draw:text-box>
            <text:p text:style-name="a405" text:class-names="" text:cond-style-name=""><text:span text:style-name="a403" text:class-names="">Il Gioco degli scacchi è una simulazione di guerra tra armate di pedoni, cavalli, torri, alfieri, re e regine, che si sfidano su una scacchiera di 64 caselle.</text:span><text:span text:style-name="a404" text:class-names=""/></text:p>
          </draw:text-box>
          <svg:title/>
          <svg:desc/>
        </draw:frame>
        <draw:frame draw:id="id67" draw:style-name="a407" draw:name="Immagine 5" svg:x="11.97778in" svg:y="6.13696in" svg:width="1.35556in" svg:height="1.35556in" style:rel-width="scale" style:rel-height="scale">
          <draw:image xlink:href="media/image1.png" xlink:type="simple" xlink:show="embed" xlink:actuate="onLoad"/>
          <svg:title/>
          <svg:desc>Immagine che contiene silhouette, clipart, design, illustrazion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80" xlink:href="media/image2.jpg" xlink:show="embed" xlink:actuate="onLoad"/>
    <draw:fill-image draw:name="a401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4" draw:name="Segnaposto tito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Fare clic per modificare lo stile del titolo dello schema</text:span><text:span text:style-name="a2" text:class-names=""/></text:p>
        </draw:text-box>
        <svg:title/>
        <svg:desc/>
      </draw:frame>
      <draw:frame draw:id="id1" presentation:style-name="a21" draw:name="Segnaposto tes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livell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Segnaposto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Segnaposto piè di pa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egnaposto numero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titolo" style:page-layout-name="pageLayout1" draw:style-name="a34">
      <draw:frame draw:id="id5" presentation:style-name="a38" draw:name="Tito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Fare clic per modificare lo stile del titolo dello schema</text:span><text:span text:style-name="a36" text:class-names=""/></text:p>
        </draw:text-box>
        <svg:title/>
        <svg:desc/>
      </draw:frame>
      <draw:frame draw:id="id6" presentation:style-name="a42" draw:name="Sottotito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are clic per modificare lo stile del sottotitolo dello schema</text:span><text:span text:style-name="a40" text:class-names=""/></text:p>
        </draw:text-box>
        <svg:title/>
        <svg:desc/>
      </draw:frame>
      <draw:frame draw:id="id7" presentation:style-name="a47" draw:name="Segnaposto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Segnaposto piè di pa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egnaposto numero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olo-e-contenuto" style:page-layout-name="pageLayout1" draw:style-name="a55">
      <draw:frame draw:id="id10" presentation:style-name="a59" draw:name="Tito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Fare clic per modificare lo stile del titolo dello schema</text:span><text:span text:style-name="a57" text:class-names=""/></text:p>
        </draw:text-box>
        <svg:title/>
        <svg:desc/>
      </draw:frame>
      <draw:frame draw:id="id11" presentation:style-name="a76" draw:name="Segnaposto contenut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are clic per modificare gli stili del testo dello schem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o livell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livell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Segnaposto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Segnaposto piè di pa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egnaposto numero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Intestazione-sezione" style:page-layout-name="pageLayout1" draw:style-name="a89">
      <draw:frame draw:id="id15" presentation:style-name="a93" draw:name="Tito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Fare clic per modificare lo stile del titolo dello schema</text:span><text:span text:style-name="a91" text:class-names=""/></text:p>
        </draw:text-box>
        <svg:title/>
        <svg:desc/>
      </draw:frame>
      <draw:frame draw:id="id16" presentation:style-name="a97" draw:name="Segnaposto tes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102" draw:name="Segnaposto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Segnaposto piè di pa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egnaposto numero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e-contenuti" style:page-layout-name="pageLayout1" draw:style-name="a110">
      <draw:frame draw:id="id20" presentation:style-name="a114" draw:name="Tito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Fare clic per modificare lo stile del titolo dello schema</text:span><text:span text:style-name="a112" text:class-names=""/></text:p>
        </draw:text-box>
        <svg:title/>
        <svg:desc/>
      </draw:frame>
      <draw:frame draw:id="id21" presentation:style-name="a131" draw:name="Segnaposto contenut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livell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egnaposto contenut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Segnaposto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Segnaposto piè di pa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egnaposto numero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nfronto" style:page-layout-name="pageLayout1" draw:style-name="a161">
      <draw:frame draw:id="id26" presentation:style-name="a165" draw:name="Tito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Fare clic per modificare lo stile del titolo dello schema</text:span><text:span text:style-name="a163" text:class-names=""/></text:p>
        </draw:text-box>
        <svg:title/>
        <svg:desc/>
      </draw:frame>
      <draw:frame draw:id="id27" presentation:style-name="a169" draw:name="Segnaposto tes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86" draw:name="Segnaposto contenut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are clic per modificare gli stili del testo dello schem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o livell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livell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Segnaposto tes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207" draw:name="Segnaposto contenut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are clic per modificare gli stili del testo dello schem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o livell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livell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Segnaposto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Segnaposto piè di pa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egnaposto numero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titolo" style:page-layout-name="pageLayout1" draw:style-name="a220">
      <draw:frame draw:id="id34" presentation:style-name="a224" draw:name="Tito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Fare clic per modificare lo stile del titolo dello schema</text:span><text:span text:style-name="a222" text:class-names=""/></text:p>
        </draw:text-box>
        <svg:title/>
        <svg:desc/>
      </draw:frame>
      <draw:frame draw:id="id35" presentation:style-name="a229" draw:name="Segnaposto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Segnaposto piè di pa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egnaposto numero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uota" style:page-layout-name="pageLayout1" draw:style-name="a237">
      <draw:frame draw:id="id38" presentation:style-name="a242" draw:name="Segnaposto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Segnaposto piè di pa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egnaposto numero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to-con-didascalia" style:page-layout-name="pageLayout1" draw:style-name="a250">
      <draw:frame draw:id="id41" presentation:style-name="a254" draw:name="Tito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42" presentation:style-name="a271" draw:name="Segnaposto contenut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livell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Segnaposto tes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80" draw:name="Segnaposto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Segnaposto piè di pa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egnaposto numero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magine-con-didascalia" style:page-layout-name="pageLayout1" draw:style-name="a288">
      <draw:frame draw:id="id47" presentation:style-name="a292" draw:name="Tito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Fare clic per modificare lo stile del titolo dello schema</text:span><text:span text:style-name="a290" text:class-names=""/></text:p>
        </draw:text-box>
        <svg:title/>
        <svg:desc/>
      </draw:frame>
      <draw:frame draw:id="id48" presentation:style-name="a295" draw:name="Segnaposto immagin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Segnaposto tes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04" draw:name="Segnaposto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Segnaposto piè di pa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egnaposto numero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olo-e-testo-verticale" style:page-layout-name="pageLayout1" draw:style-name="a312">
      <draw:frame draw:id="id53" presentation:style-name="a316" draw:name="Tito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Fare clic per modificare lo stile del titolo dello schema</text:span><text:span text:style-name="a314" text:class-names=""/></text:p>
        </draw:text-box>
        <svg:title/>
        <svg:desc/>
      </draw:frame>
      <draw:frame draw:id="id54" presentation:style-name="a333" draw:name="Segnaposto testo verticale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are clic per modificare gli stili del testo dello schem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o livell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livell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Segnaposto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Segnaposto piè di pa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egnaposto numero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1_Titolo-e-testo-verticale" style:page-layout-name="pageLayout1" draw:style-name="a346">
      <draw:frame draw:id="id58" presentation:style-name="a350" draw:name="Titolo vertica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Fare clic per modificare lo stile del titolo dello schema</text:span><text:span text:style-name="a348" text:class-names=""/></text:p>
        </draw:text-box>
        <svg:title/>
        <svg:desc/>
      </draw:frame>
      <draw:frame draw:id="id59" presentation:style-name="a367" draw:name="Segnaposto testo verticale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are clic per modificare gli stili del testo dello schem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o livell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livell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Segnaposto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Segnaposto piè di pa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egnaposto numero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cacchi</dc:title>
    <meta:initial-creator>Jibril Gueye</meta:initial-creator>
    <dc:creator>Jibril Gueye</dc:creator>
    <meta:creation-date>2023-11-23T13:26:50Z</meta:creation-date>
    <dc:date>2023-11-23T15:15:20Z</dc:date>
    <meta:editing-cycles>3</meta:editing-cycles>
    <meta:editing-duration>PT6510S</meta:editing-duration>
    <meta:document-statistic meta:paragraph-count="6" meta:word-count="44"/>
  </office:meta>
</office:document-meta>
</file>